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591c8" officeooo:paragraph-rsid="000591c8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rsid="0007bbf9" officeooo:paragraph-rsid="0007bbf9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rsid="0009f0cf" officeooo:paragraph-rsid="0009f0cf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bold" officeooo:rsid="000cdc08" officeooo:paragraph-rsid="000cdc0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weight="bold" officeooo:rsid="000d3bbe" officeooo:paragraph-rsid="000d3bb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bold" officeooo:rsid="0010981a" officeooo:paragraph-rsid="0010981a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bold" officeooo:rsid="00127613" officeooo:paragraph-rsid="00127613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fo:font-weight="bold" officeooo:rsid="000b9951" officeooo:paragraph-rsid="000b9951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11pt" fo:font-weight="bold" officeooo:rsid="0006789e" officeooo:paragraph-rsid="0006789e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rsid="00132875" officeooo:paragraph-rsid="00132875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bold" officeooo:rsid="001357f1" officeooo:paragraph-rsid="001357f1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officeooo:rsid="0006789e" officeooo:paragraph-rsid="0006789e" style:font-size-asian="11pt" style:font-size-complex="11pt"/>
    </style:style>
    <style:style style:name="P13" style:family="paragraph" style:parent-style-name="Standard">
      <style:text-properties style:font-name="Arial" fo:font-size="11pt" officeooo:rsid="000591c8" officeooo:paragraph-rsid="000591c8" style:font-size-asian="11pt" style:font-size-complex="11pt"/>
    </style:style>
    <style:style style:name="P14" style:family="paragraph" style:parent-style-name="Standard">
      <style:text-properties style:font-name="Arial" fo:font-size="11pt" fo:font-weight="normal" officeooo:rsid="0008c67d" officeooo:paragraph-rsid="0008c67d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rsid="000cdc08" officeooo:paragraph-rsid="000cdc08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normal" officeooo:rsid="0006789e" officeooo:paragraph-rsid="0006789e" style:font-size-asian="11pt" style:font-weight-asian="normal" style:font-size-complex="11pt" style:font-weight-complex="normal"/>
    </style:style>
    <style:style style:name="T1" style:family="text">
      <style:text-properties officeooo:rsid="000591c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91c8" style:font-weight-asian="normal" style:font-weight-complex="normal"/>
    </style:style>
    <style:style style:name="T4" style:family="text">
      <style:text-properties fo:font-weight="normal" officeooo:rsid="000b9951" style:font-weight-asian="normal" style:font-weight-complex="normal"/>
    </style:style>
    <style:style style:name="T5" style:family="text">
      <style:text-properties fo:font-weight="normal" officeooo:rsid="00132875" style:font-weight-asian="normal" style:font-weight-complex="normal"/>
    </style:style>
    <style:style style:name="T6" style:family="text">
      <style:text-properties fo:font-weight="normal" officeooo:rsid="0014e7df" style:font-weight-asian="normal" style:font-weight-complex="normal"/>
    </style:style>
    <style:style style:name="T7" style:family="text">
      <style:text-properties fo:font-weight="normal" officeooo:rsid="0016623c" style:font-weight-asian="normal" style:font-weight-complex="normal"/>
    </style:style>
    <style:style style:name="T8" style:family="text">
      <style:text-properties fo:font-weight="normal" officeooo:rsid="0018d64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bbf9"/>
    </style:style>
    <style:style style:name="T11" style:family="text">
      <style:text-properties officeooo:rsid="000b9951"/>
    </style:style>
    <style:style style:name="T12" style:family="text">
      <style:text-properties officeooo:rsid="001357f1"/>
    </style:style>
    <style:style style:name="T13" style:family="text">
      <style:text-properties officeooo:rsid="00166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warven Axeman:</text:p>
      <text:p text:style-name="P12">R0,M<text:span text:style-name="T10">2</text:span>,A<text:span text:style-name="T10">4</text:span>,L2</text:p>
      <text:p text:style-name="P13"/>
      <text:p text:style-name="P1"><text:span text:style-name="T13"><text:tab/>Weapon Training</text:span>: <text:span text:style-name="T7">Gain +2 to melee attack for the duration of your turn.</text:span></text:p>
      <text:p text:style-name="P1"><text:span text:style-name="T2"/></text:p>
      <text:p text:style-name="P2">Hunter</text:p>
      <text:p text:style-name="P14">R5, M0, A4, L5</text:p>
      <text:p text:style-name="P1"><text:span text:style-name="T2"/></text:p>
      <text:p text:style-name="P3"><text:tab/>Trade:<text:span text:style-name="T2"> The hunter will </text:span><text:span text:style-name="T5">give you two random items if you give him a ranged weapon.</text:span></text:p>
      <text:p text:style-name="P3"><text:span text:style-name="T4"/></text:p>
      <text:p text:style-name="P4"><text:span text:style-name="T11">M</text:span>age Apprentice</text:p>
      <text:p text:style-name="P4"/>
      <text:p text:style-name="P5"><text:span text:style-name="T12"><text:tab/>Learning the Hard Way</text:span><text:span text:style-name="T2">: </text:span><text:span text:style-name="T6">(optional) Draw a card from the deck, if it deals damage or other <text:tab/>negative effects, they are immediately dealt to you, otherwise, keep the card.</text:span></text:p>
      <text:p text:style-name="P15"/>
      <text:p text:style-name="P6">Peasant:</text:p>
      <text:p text:style-name="P6"><text:span text:style-name="T2"/></text:p>
      <text:p text:style-name="P6"><text:tab/>Small Pittance: <text:span text:style-name="T2">Give the peasant any item, worth any amount, and he will offer you a quest he <text:tab/>heard about, draw one from the quest deck.</text:span></text:p>
      <text:p text:style-name="P6"><text:span text:style-name="T2"/></text:p>
      <text:p text:style-name="P7">Ranger:<text:span text:style-name="T2"> </text:span></text:p>
      <text:p text:style-name="P7"><text:span text:style-name="T2"/></text:p>
      <text:p text:style-name="P7"><text:tab/>Sound Advice:<text:span text:style-name="T2"> </text:span><text:span text:style-name="T8">Gain +1 ranged attack for the duration of your turn.</text:span></text:p>
      <text:p text:style-name="P6"><text:span text:style-name="T2"/></text:p>
      <text:p text:style-name="P10">Trapper:</text:p>
      <text:p text:style-name="P6"><text:span text:style-name="T2"/></text:p>
      <text:p text:style-name="P10"><text:tab/>Trap: <text:span text:style-name="T2">Draw four cards from the item deck, if you find meat (or an animal) you can keep it and <text:tab/>draw another four, and so on.</text:span></text:p>
      <text:p text:style-name="P7"><text:span text:style-name="T2"/></text:p>
      <text:p text:style-name="P3"><text:span text:style-name="T4"/></text:p>
      <text:p text:style-name="P10"><text:span text:style-name="T11">W</text:span>eapons Dealer<text:span text:style-name="T2">:</text:span></text:p>
      <text:p text:style-name="P10"><text:span text:style-name="T2"><text:tab/>Take 4 items from the item deck, pick any weapon, and the weapons dealer will sell it to you at <text:tab/>½ price. <text:s/>If you don't find a weapon, the weapon dealer does not have one to sell.</text:span></text:p>
      <text:p text:style-name="P10"><text:span text:style-name="T2"/></text:p>
      <text:p text:style-name="P10"><text:span text:style-name="T2"/></text:p>
      <text:p text:style-name="P11"><text:span text:style-name="T11">W</text:span>oodsman:</text:p>
      <text:p text:style-name="P11"><text:span text:style-name="T2"><text:tab/>The woodsman offers you guidance, if in a forest, gain +4 movement, otherwise, gain +2 <text:tab/>movement.</text:span></text:p>
      <text:p text:style-name="P3"><text:span text:style-name="T3"/></text:p>
      <text:p text:style-name="P8"><text:span text:style-name="T1">M</text:span>age Apprentice:</text:p>
      <text:p text:style-name="P8"><text:span text:style-name="T2"/></text:p>
      <text:p text:style-name="P8"><text:span text:style-name="T2"/></text:p>
      <text:p text:style-name="P8"><text:span text:style-name="T2"/></text:p>
      <text:p text:style-name="P1"><text:span text:style-name="T2"/></text:p>
      <text:p text:style-name="P9">Hunter:</text:p>
      <text:p text:style-name="P16">Range: </text:p>
      <text:p text:style-name="P16"/>
      <text:p text:style-name="P16"><text:span text:style-name="T9">Level:1: </text:span>Movement 1, Armor 1, Melee 1</text:p>
      <text:p text:style-name="P9">Level 2<text:span text:style-name="T2">: Movement 2, Armor 1, Melee 1</text:span></text:p>
      <text:p text:style-name="P9">Level 3<text:span text:style-name="T2">: Movement 2, Armor 2, Melee 1</text:span></text:p>
      <text:p text:style-name="P9">Level 4:<text:span text:style-name="T2"> Movement 2, Armor 2, Melee 2</text:span></text:p>
      <text:p text:style-name="P9">Level 5:<text:span text:style-name="T2"> Movement 3, Armor 2, Melee 2</text:span></text:p>
      <text:p text:style-name="P9">Level 6: <text:span text:style-name="T2">Movement 3, Armor 3, Melee 2</text:span></text:p>
      <text:p text:style-name="P9"><text:soft-page-break/>Level 7:<text:span text:style-name="T2"> (Max): Movement 3, Armor 3, Melee 3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08:17.979000000</meta:creation-date>
    <meta:generator>LibreOffice/4.1.1.2$Windows_x86 LibreOffice_project/7e4286b58adc75a14f6d83f53a03b6c11fa2903</meta:generator>
    <dc:date>2014-01-22T19:41:19.885000000</dc:date>
    <meta:editing-duration>PT29M56S</meta:editing-duration>
    <meta:editing-cycles>21</meta:editing-cycles>
    <meta:document-statistic meta:table-count="0" meta:image-count="0" meta:object-count="0" meta:page-count="2" meta:paragraph-count="28" meta:word-count="251" meta:character-count="1336" meta:non-whitespace-character-count="1097"/>
  </office:meta>
</office:document-meta>
</file>